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writing-mode="lr-tb"/>
    </style:style>
    <style:style style:name="Table1.A" style:family="table-column">
      <style:table-column-properties style:column-width="1.875in"/>
    </style:style>
    <style:style style:name="Table1.B" style:family="table-column">
      <style:table-column-properties style:column-width="1.0625in"/>
    </style:style>
    <style:style style:name="Table1.C" style:family="table-column">
      <style:table-column-properties style:column-width="1.8125in"/>
    </style:style>
    <style:style style:name="Table1.D" style:family="table-column">
      <style:table-column-properties style:column-width="1in"/>
    </style:style>
    <style:style style:name="Table1.E" style:family="table-column">
      <style:table-column-properties style:column-width="0.9479in"/>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background-color="transparent" fo:padding="0.0382in" fo:border="0.05pt solid #000000">
        <style:background-image/>
      </style:table-cell-properties>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Text_20_body">
      <style:text-properties fo:font-style="normal" officeooo:rsid="002ffefb" officeooo:paragraph-rsid="002ffefb" style:font-style-asian="normal" style:font-style-complex="normal"/>
    </style:style>
    <style:style style:name="P2" style:family="paragraph" style:parent-style-name="Text_20_body">
      <style:text-properties fo:language="en" fo:country="GB" officeooo:rsid="0022b8e0" officeooo:paragraph-rsid="0022b8e0" style:language-asian="zh" style:country-asian="CN" style:language-complex="hi" style:country-complex="IN"/>
    </style:style>
    <style:style style:name="P3" style:family="paragraph" style:parent-style-name="Text_20_body">
      <style:text-properties fo:language="en" fo:country="GB" fo:font-style="italic" officeooo:paragraph-rsid="001fb416" style:language-asian="zh" style:country-asian="CN" style:font-style-asian="italic" style:language-complex="hi" style:country-complex="IN" style:font-style-complex="italic"/>
    </style:style>
    <style:style style:name="P4" style:family="paragraph" style:parent-style-name="Text_20_body">
      <style:text-properties fo:language="en" fo:country="GB" fo:font-style="italic" officeooo:rsid="001fb416" officeooo:paragraph-rsid="001fb416" style:language-asian="zh" style:country-asian="CN" style:font-style-asian="italic" style:language-complex="hi" style:country-complex="IN" style:font-style-complex="italic"/>
    </style:style>
    <style:style style:name="P5" style:family="paragraph" style:parent-style-name="Text_20_body">
      <style:text-properties officeooo:rsid="0027b328" officeooo:paragraph-rsid="0027b328"/>
    </style:style>
    <style:style style:name="P6" style:family="paragraph" style:parent-style-name="Text_20_body">
      <style:text-properties fo:font-weight="bold" officeooo:rsid="00298fa8" officeooo:paragraph-rsid="00298fa8" style:font-weight-asian="bold" style:font-weight-complex="bold"/>
    </style:style>
    <style:style style:name="P7" style:family="paragraph" style:parent-style-name="Text_20_body">
      <style:text-properties fo:font-weight="bold" officeooo:rsid="002a5848" officeooo:paragraph-rsid="002a5848" style:font-weight-asian="bold" style:font-weight-complex="bold"/>
    </style:style>
    <style:style style:name="P8" style:family="paragraph" style:parent-style-name="Text_20_body">
      <style:text-properties fo:font-weight="bold" officeooo:rsid="002c4760" officeooo:paragraph-rsid="002c4760" style:font-weight-asian="bold" style:font-weight-complex="bold"/>
    </style:style>
    <style:style style:name="P9" style:family="paragraph" style:parent-style-name="Text_20_body">
      <style:text-properties fo:font-style="italic" fo:font-weight="bold" officeooo:rsid="002def86" officeooo:paragraph-rsid="002def86" style:font-style-asian="italic" style:font-weight-asian="bold" style:font-style-complex="italic" style:font-weight-complex="bold"/>
    </style:style>
    <style:style style:name="P10" style:family="paragraph" style:parent-style-name="Text_20_body">
      <style:text-properties fo:font-style="italic" officeooo:rsid="003e960e" officeooo:paragraph-rsid="004a08b6" style:font-style-asian="italic" style:font-style-complex="italic"/>
    </style:style>
    <style:style style:name="P11" style:family="paragraph" style:parent-style-name="Text_20_body">
      <style:text-properties fo:font-style="italic" officeooo:rsid="00458a57" officeooo:paragraph-rsid="00458a57" style:font-style-asian="italic" style:font-style-complex="italic"/>
    </style:style>
    <style:style style:name="P12" style:family="paragraph" style:parent-style-name="Text_20_body">
      <style:text-properties fo:font-style="italic" officeooo:rsid="004a7ea5" officeooo:paragraph-rsid="004d53a0" style:font-style-asian="italic" style:font-style-complex="italic"/>
    </style:style>
    <style:style style:name="P13" style:family="paragraph" style:parent-style-name="Text_20_body">
      <style:text-properties fo:font-style="italic" officeooo:rsid="004e4f4f" officeooo:paragraph-rsid="004e4f4f" style:font-style-asian="italic" style:font-style-complex="italic"/>
    </style:style>
    <style:style style:name="P14" style:family="paragraph" style:parent-style-name="Text_20_body">
      <style:text-properties fo:font-style="italic" officeooo:rsid="0050304c" officeooo:paragraph-rsid="0050304c" style:font-style-asian="italic" style:font-style-complex="italic"/>
    </style:style>
    <style:style style:name="P15" style:family="paragraph" style:parent-style-name="Text_20_body">
      <style:text-properties fo:font-style="italic" officeooo:rsid="00519dbd" officeooo:paragraph-rsid="00519dbd" style:font-style-asian="italic" style:font-style-complex="italic"/>
    </style:style>
    <style:style style:name="P16" style:family="paragraph" style:parent-style-name="Text_20_body">
      <style:text-properties fo:font-style="italic" officeooo:rsid="00544fe3" officeooo:paragraph-rsid="00544fe3" style:font-style-asian="italic" style:font-style-complex="italic"/>
    </style:style>
    <style:style style:name="P17" style:family="paragraph" style:parent-style-name="Text_20_body">
      <style:text-properties fo:font-style="italic" officeooo:rsid="0056764d" officeooo:paragraph-rsid="0056764d" style:font-style-asian="italic" style:font-style-complex="italic"/>
    </style:style>
    <style:style style:name="P18" style:family="paragraph" style:parent-style-name="Text_20_body">
      <style:text-properties officeooo:rsid="002ffefb" officeooo:paragraph-rsid="002ffefb"/>
    </style:style>
    <style:style style:name="P19" style:family="paragraph" style:parent-style-name="Text_20_body">
      <style:text-properties officeooo:paragraph-rsid="0031e6b1"/>
    </style:style>
    <style:style style:name="P20" style:family="paragraph" style:parent-style-name="Text_20_body">
      <style:text-properties style:text-position="0% 100%" fo:font-size="12pt" fo:language="en" fo:country="GB" fo:font-style="normal" fo:font-weight="normal" officeooo:rsid="0030099a" officeooo:paragraph-rsid="0030099a" style:font-size-asian="12pt" style:language-asian="zh" style:country-asian="CN" style:font-style-asian="normal" style:font-weight-asian="normal" style:language-complex="hi" style:country-complex="IN" style:font-style-complex="normal" style:font-weight-complex="normal"/>
    </style:style>
    <style:style style:name="P21" style:family="paragraph" style:parent-style-name="Text_20_body">
      <style:text-properties officeooo:rsid="003b11dc" officeooo:paragraph-rsid="003b11dc"/>
    </style:style>
    <style:style style:name="P22" style:family="paragraph" style:parent-style-name="Subtitle">
      <style:paragraph-properties fo:margin-top="0.0402in" fo:margin-bottom="0.2402in" loext:contextual-spacing="false" fo:text-align="center" style:justify-single-word="false"/>
      <style:text-properties fo:language="en" fo:country="GB" style:language-asian="zh" style:country-asian="CN" style:language-complex="hi" style:country-complex="IN"/>
    </style:style>
    <style:style style:name="P23" style:family="paragraph" style:parent-style-name="Table_20_Contents">
      <style:text-properties fo:language="en" fo:country="GB" style:language-asian="zh" style:country-asian="CN" style:language-complex="hi" style:country-complex="IN"/>
    </style:style>
    <style:style style:name="P24" style:family="paragraph" style:parent-style-name="Table_20_Contents">
      <style:text-properties fo:language="en" fo:country="GB" fo:font-weight="bold" officeooo:rsid="0032af47" officeooo:paragraph-rsid="0032af47" style:language-asian="zh" style:country-asian="CN" style:font-weight-asian="bold" style:language-complex="hi" style:country-complex="IN" style:font-weight-complex="bold"/>
    </style:style>
    <style:style style:name="P25" style:family="paragraph" style:parent-style-name="Table_20_Contents">
      <style:paragraph-properties fo:text-align="center" style:justify-single-word="false"/>
      <style:text-properties fo:language="en" fo:country="GB" fo:font-style="italic" fo:font-weight="bold" officeooo:rsid="0032af47" officeooo:paragraph-rsid="0032af47" style:language-asian="zh" style:country-asian="CN" style:font-style-asian="italic" style:font-weight-asian="bold" style:language-complex="hi" style:country-complex="IN" style:font-style-complex="italic" style:font-weight-complex="bold"/>
    </style:style>
    <style:style style:name="P26" style:family="paragraph" style:parent-style-name="Table_20_Contents">
      <style:text-properties fo:font-size="11pt" fo:language="en" fo:country="GB" style:font-size-asian="11pt" style:language-asian="zh" style:country-asian="CN" style:font-size-complex="11pt" style:language-complex="hi" style:country-complex="IN"/>
    </style:style>
    <style:style style:name="P27" style:family="paragraph" style:parent-style-name="Table_20_Contents">
      <style:text-properties fo:font-size="11pt" fo:language="en" fo:country="GB" officeooo:rsid="00343028" officeooo:paragraph-rsid="00343028" style:font-size-asian="11pt" style:language-asian="zh" style:country-asian="CN" style:font-size-complex="11pt" style:language-complex="hi" style:country-complex="IN"/>
    </style:style>
    <style:style style:name="P28" style:family="paragraph" style:parent-style-name="Table_20_Contents">
      <style:text-properties fo:font-size="11pt" fo:language="en" fo:country="GB" officeooo:rsid="0034fc1f" officeooo:paragraph-rsid="0034fc1f" style:font-size-asian="11pt" style:language-asian="zh" style:country-asian="CN" style:font-size-complex="11pt" style:language-complex="hi" style:country-complex="IN"/>
    </style:style>
    <style:style style:name="P29" style:family="paragraph" style:parent-style-name="Table_20_Contents">
      <style:text-properties fo:font-size="11pt" fo:language="en" fo:country="GB" officeooo:rsid="0035afa3" officeooo:paragraph-rsid="0035afa3" style:font-size-asian="11pt" style:language-asian="zh" style:country-asian="CN" style:font-size-complex="11pt" style:language-complex="hi" style:country-complex="IN"/>
    </style:style>
    <style:style style:name="P30" style:family="paragraph" style:parent-style-name="Table_20_Contents">
      <style:text-properties fo:font-size="11pt" fo:language="en" fo:country="GB" officeooo:rsid="0036cf3a" officeooo:paragraph-rsid="0036cf3a" style:font-size-asian="11pt" style:language-asian="zh" style:country-asian="CN" style:font-size-complex="11pt" style:language-complex="hi" style:country-complex="IN"/>
    </style:style>
    <style:style style:name="P31" style:family="paragraph" style:parent-style-name="Standard">
      <style:text-properties style:font-name="Liberation Sans" fo:font-size="12pt"/>
    </style:style>
    <style:style style:name="P32" style:family="paragraph" style:parent-style-name="Table">
      <style:text-properties fo:language="en" fo:country="GB" style:language-asian="zh" style:country-asian="CN" style:language-complex="hi" style:country-complex="IN"/>
    </style:style>
    <style:style style:name="P33" style:family="paragraph" style:parent-style-name="Text_20_body" style:list-style-name="L1">
      <style:text-properties fo:font-style="italic" fo:font-weight="bold" officeooo:rsid="002c4760" officeooo:paragraph-rsid="002c4760" style:font-style-asian="italic" style:font-weight-asian="bold" style:font-style-complex="italic" style:font-weight-complex="bold"/>
    </style:style>
    <style:style style:name="P34" style:family="paragraph" style:parent-style-name="Text_20_body" style:list-style-name="L2">
      <style:text-properties fo:font-style="italic" fo:font-weight="bold" officeooo:rsid="002def86" officeooo:paragraph-rsid="002def86" style:font-style-asian="italic" style:font-weight-asian="bold" style:font-style-complex="italic" style:font-weight-complex="bold"/>
    </style:style>
    <style:style style:name="P35" style:family="paragraph" style:parent-style-name="Text_20_body" style:list-style-name="L2">
      <style:text-properties fo:font-style="italic" fo:font-weight="bold" officeooo:rsid="0034fc1f" officeooo:paragraph-rsid="0034fc1f" style:font-style-asian="italic" style:font-weight-asian="bold" style:font-style-complex="italic" style:font-weight-complex="bold"/>
    </style:style>
    <style:style style:name="P36" style:family="paragraph" style:parent-style-name="Text_20_body" style:list-style-name="L3">
      <style:text-properties fo:font-style="italic" officeooo:rsid="002ffefb" officeooo:paragraph-rsid="002ffefb" style:font-style-asian="italic" style:font-style-complex="italic"/>
    </style:style>
    <style:style style:name="P37" style:family="paragraph" style:parent-style-name="Text_20_body">
      <style:text-properties fo:font-style="italic" officeooo:rsid="004a7ea5" officeooo:paragraph-rsid="004d852f" style:font-style-asian="italic" style:font-style-complex="italic"/>
    </style:style>
    <style:style style:name="P38" style:family="paragraph" style:parent-style-name="Text_20_body">
      <style:text-properties officeooo:paragraph-rsid="0032af47"/>
    </style:style>
    <style:style style:name="P39" style:family="paragraph" style:parent-style-name="Heading_20_2">
      <style:text-properties fo:language="en" fo:country="GB" officeooo:rsid="0022b8e0" officeooo:paragraph-rsid="0022b8e0" style:language-asian="zh" style:country-asian="CN" style:language-complex="hi" style:country-complex="IN"/>
    </style:style>
    <style:style style:name="P40" style:family="paragraph" style:parent-style-name="Heading_20_2">
      <style:text-properties officeooo:rsid="00275bb3" officeooo:paragraph-rsid="00275bb3"/>
    </style:style>
    <style:style style:name="P41" style:family="paragraph" style:parent-style-name="Heading_20_2">
      <style:text-properties officeooo:rsid="002efda7" officeooo:paragraph-rsid="002efda7"/>
    </style:style>
    <style:style style:name="P42" style:family="paragraph" style:parent-style-name="Heading_20_2">
      <style:text-properties officeooo:rsid="0031e6b1" officeooo:paragraph-rsid="0031e6b1"/>
    </style:style>
    <style:style style:name="P43" style:family="paragraph" style:parent-style-name="Heading_20_2" style:list-style-name="WWNum2">
      <style:paragraph-properties fo:margin-left="0in" fo:margin-right="0in" fo:text-indent="0in" style:auto-text-indent="false"/>
      <style:text-properties fo:language="en" fo:country="GB" style:language-asian="zh" style:country-asian="CN" style:language-complex="hi" style:country-complex="IN"/>
    </style:style>
    <style:style style:name="P44" style:family="paragraph" style:parent-style-name="Title" style:master-page-name="Standard">
      <style:paragraph-properties fo:margin-top="0.1665in" fo:margin-bottom="0.0835in" loext:contextual-spacing="false" style:page-number="auto"/>
      <style:text-properties fo:language="en" fo:country="GB" style:language-asian="zh" style:country-asian="CN" style:language-complex="hi" style:country-complex="IN"/>
    </style:style>
    <style:style style:name="T1" style:family="text">
      <style:text-properties fo:language="en" fo:country="GB" fo:font-style="italic" style:font-style-asian="italic" style:font-style-complex="italic"/>
    </style:style>
    <style:style style:name="T2" style:family="text">
      <style:text-properties style:text-position="0% 100%" fo:font-size="12pt" style:font-size-asian="12pt"/>
    </style:style>
    <style:style style:name="T3" style:family="text">
      <style:text-properties style:text-position="0% 100%" fo:font-size="12pt" officeooo:rsid="001fb416" style:font-size-asian="12pt"/>
    </style:style>
    <style:style style:name="T4" style:family="text">
      <style:text-properties style:text-position="0% 100%" fo:font-size="12pt" officeooo:rsid="00594141" style:font-size-asian="12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23b4af" style:font-style-asian="normal" style:font-style-complex="normal"/>
    </style:style>
    <style:style style:name="T9" style:family="text">
      <style:text-properties fo:font-style="normal" officeooo:rsid="0025797d" style:font-style-asian="normal" style:font-style-complex="normal"/>
    </style:style>
    <style:style style:name="T10" style:family="text">
      <style:text-properties fo:font-style="normal" officeooo:rsid="0040379c" style:font-style-asian="normal" style:font-style-complex="normal"/>
    </style:style>
    <style:style style:name="T11" style:family="text">
      <style:text-properties fo:font-style="normal" officeooo:rsid="00406fdd" style:font-style-asian="normal" style:font-style-complex="normal"/>
    </style:style>
    <style:style style:name="T12" style:family="text">
      <style:text-properties fo:font-style="normal" officeooo:rsid="0043c007" style:font-style-asian="normal" style:font-style-complex="normal"/>
    </style:style>
    <style:style style:name="T13" style:family="text">
      <style:text-properties fo:font-style="normal" officeooo:rsid="0043ff56" style:font-style-asian="normal" style:font-style-complex="normal"/>
    </style:style>
    <style:style style:name="T14" style:family="text">
      <style:text-properties fo:font-style="normal" officeooo:rsid="004765ad" style:font-style-asian="normal" style:font-style-complex="normal"/>
    </style:style>
    <style:style style:name="T15" style:family="text">
      <style:text-properties fo:font-style="normal" officeooo:rsid="004896a2" style:font-style-asian="normal" style:font-style-complex="normal"/>
    </style:style>
    <style:style style:name="T16" style:family="text">
      <style:text-properties fo:font-style="normal" officeooo:rsid="004936ad" style:font-style-asian="normal" style:font-style-complex="normal"/>
    </style:style>
    <style:style style:name="T17" style:family="text">
      <style:text-properties fo:font-style="normal" officeooo:rsid="004bfcc3" style:font-style-asian="normal" style:font-style-complex="normal"/>
    </style:style>
    <style:style style:name="T18" style:family="text">
      <style:text-properties fo:font-style="normal" officeooo:rsid="004d53a0" style:font-style-asian="normal" style:font-style-complex="normal"/>
    </style:style>
    <style:style style:name="T19" style:family="text">
      <style:text-properties fo:font-style="normal" officeooo:rsid="004d852f" style:font-style-asian="normal" style:font-style-complex="normal"/>
    </style:style>
    <style:style style:name="T20" style:family="text">
      <style:text-properties fo:font-style="normal" officeooo:rsid="005362bd" style:font-style-asian="normal" style:font-style-complex="normal"/>
    </style:style>
    <style:style style:name="T21" style:family="text">
      <style:text-properties fo:font-style="normal" officeooo:rsid="0055099f" style:font-style-asian="normal" style:font-style-complex="normal"/>
    </style:style>
    <style:style style:name="T22" style:family="text">
      <style:text-properties fo:font-style="normal" officeooo:rsid="0056a279" style:font-style-asian="normal" style:font-style-complex="normal"/>
    </style:style>
    <style:style style:name="T23" style:family="text">
      <style:text-properties fo:font-style="normal" officeooo:rsid="005c14fe" style:font-style-asian="normal" style:font-style-complex="normal"/>
    </style:style>
    <style:style style:name="T24" style:family="text">
      <style:text-properties fo:font-style="normal" officeooo:rsid="005d7011"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2def86" style:font-style-asian="normal" style:font-weight-asian="normal" style:font-style-complex="normal" style:font-weight-complex="normal"/>
    </style:style>
    <style:style style:name="T27" style:family="text">
      <style:text-properties officeooo:rsid="00275286"/>
    </style:style>
    <style:style style:name="T28" style:family="text">
      <style:text-properties fo:font-weight="bold" officeooo:rsid="00298fa8"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29d455" style:font-weight-asian="normal" style:font-weight-complex="normal"/>
    </style:style>
    <style:style style:name="T31" style:family="text">
      <style:text-properties fo:font-weight="normal" officeooo:rsid="002c4760" style:font-weight-asian="normal" style:font-weight-complex="normal"/>
    </style:style>
    <style:style style:name="T32" style:family="text">
      <style:text-properties fo:font-weight="normal" officeooo:rsid="003dd6b2" style:font-weight-asian="normal" style:font-weight-complex="normal"/>
    </style:style>
    <style:style style:name="T33" style:family="text">
      <style:text-properties officeooo:rsid="0031e6b1"/>
    </style:style>
    <style:style style:name="T34" style:family="text">
      <style:text-properties officeooo:rsid="003cb595"/>
    </style:style>
    <style:style style:name="T35" style:family="text">
      <style:text-properties officeooo:rsid="004d53a0"/>
    </style:style>
    <style:style style:name="T36" style:family="text">
      <style:text-properties officeooo:rsid="005c14fe"/>
    </style:style>
    <style:style style:name="T37" style:family="text">
      <style:text-properties officeooo:rsid="0032af47"/>
    </style:style>
    <style:style style:name="fr1" style:family="graphic" style:parent-style-name="Frame">
      <style:graphic-properties style:vertical-pos="from-top" style:vertical-rel="page" style:horizontal-pos="from-left" style:horizontal-rel="page" fo:padding="0in" fo:border="none" style:shadow="none" draw:shadow-opacity="10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6" svg:x="0.778in" svg:y="1.2457in" svg:width="6.8173in" draw:z-index="0">
        <draw:text-box fo:min-height="3.4543in">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columns-spanned="2" office:value-type="string">
                <text:p text:style-name="P25">World variables</text:p>
              </table:table-cell>
              <table:covered-table-cell/>
              <table:table-cell table:style-name="Table1.C1" table:number-columns-spanned="3" office:value-type="string">
                <text:p text:style-name="P25">Genome variables</text:p>
              </table:table-cell>
              <table:covered-table-cell/>
              <table:covered-table-cell/>
            </table:table-row>
            <table:table-row>
              <table:table-cell table:style-name="Table1.A2" office:value-type="string">
                <text:p text:style-name="P24">Variable</text:p>
              </table:table-cell>
              <table:table-cell table:style-name="Table1.A2" office:value-type="string">
                <text:p text:style-name="P24">Value</text:p>
              </table:table-cell>
              <table:table-cell table:style-name="Table1.A2" office:value-type="string">
                <text:p text:style-name="P24">Variable</text:p>
              </table:table-cell>
              <table:table-cell table:style-name="Table1.A2" office:value-type="string">
                <text:p text:style-name="P24">Herbivores</text:p>
              </table:table-cell>
              <table:table-cell table:style-name="Table1.E2" office:value-type="string">
                <text:p text:style-name="P24">Carnivores</text:p>
              </table:table-cell>
            </table:table-row>
            <table:table-row>
              <table:table-cell table:style-name="Table1.A2" office:value-type="string">
                <text:p text:style-name="P27">World size</text:p>
              </table:table-cell>
              <table:table-cell table:style-name="Table1.A2" office:value-type="string">
                <text:p text:style-name="P27">{100, 100}</text:p>
              </table:table-cell>
              <table:table-cell table:style-name="Table1.A2" office:value-type="string">
                <text:p text:style-name="P28">Mutation rate</text:p>
              </table:table-cell>
              <table:table-cell table:style-name="Table1.A2" office:value-type="string">
                <text:p text:style-name="P29">0</text:p>
              </table:table-cell>
              <table:table-cell table:style-name="Table1.E2" office:value-type="string">
                <text:p text:style-name="P29">0</text:p>
              </table:table-cell>
            </table:table-row>
            <table:table-row>
              <table:table-cell table:style-name="Table1.A2" office:value-type="string">
                <text:p text:style-name="P27">Humidity</text:p>
              </table:table-cell>
              <table:table-cell table:style-name="Table1.A2" office:value-type="string">
                <text:p text:style-name="P27">WET (+1)</text:p>
              </table:table-cell>
              <table:table-cell table:style-name="Table1.A2" office:value-type="string">
                <text:p text:style-name="P28">Speed</text:p>
              </table:table-cell>
              <table:table-cell table:style-name="Table1.A2" office:value-type="string">
                <text:p text:style-name="P29">2</text:p>
              </table:table-cell>
              <table:table-cell table:style-name="Table1.E2" office:value-type="string">
                <text:p text:style-name="P29">3</text:p>
              </table:table-cell>
            </table:table-row>
            <table:table-row>
              <table:table-cell table:style-name="Table1.A2" office:value-type="string">
                <text:p text:style-name="P27">Number of water tiles</text:p>
              </table:table-cell>
              <table:table-cell table:style-name="Table1.A2" office:value-type="string">
                <text:p text:style-name="P27">10</text:p>
              </table:table-cell>
              <table:table-cell table:style-name="Table1.A2" office:value-type="string">
                <text:p text:style-name="P28">Stamina</text:p>
              </table:table-cell>
              <table:table-cell table:style-name="Table1.A2" office:value-type="string">
                <text:p text:style-name="P29">10</text:p>
              </table:table-cell>
              <table:table-cell table:style-name="Table1.E2" office:value-type="string">
                <text:p text:style-name="P29">10</text:p>
              </table:table-cell>
            </table:table-row>
            <table:table-row>
              <table:table-cell table:style-name="Table1.A2" office:value-type="string">
                <text:p text:style-name="P27">Initial grass density</text:p>
              </table:table-cell>
              <table:table-cell table:style-name="Table1.A2" office:value-type="string">
                <text:p text:style-name="P27">100</text:p>
              </table:table-cell>
              <table:table-cell table:style-name="Table1.A2" office:value-type="string">
                <text:p text:style-name="P28">Sight</text:p>
              </table:table-cell>
              <table:table-cell table:style-name="Table1.A2" office:value-type="string">
                <text:p text:style-name="P29">4</text:p>
              </table:table-cell>
              <table:table-cell table:style-name="Table1.E2" office:value-type="string">
                <text:p text:style-name="P29">4</text:p>
              </table:table-cell>
            </table:table-row>
            <table:table-row>
              <table:table-cell table:style-name="Table1.A2" office:value-type="string">
                <text:p text:style-name="P27">Number of herbivores</text:p>
              </table:table-cell>
              <table:table-cell table:style-name="Table1.A2" office:value-type="string">
                <text:p text:style-name="P27">200</text:p>
              </table:table-cell>
              <table:table-cell table:style-name="Table1.A2" office:value-type="string">
                <text:p text:style-name="P29">Strength</text:p>
              </table:table-cell>
              <table:table-cell table:style-name="Table1.A2" office:value-type="string">
                <text:p text:style-name="P29">10</text:p>
              </table:table-cell>
              <table:table-cell table:style-name="Table1.E2" office:value-type="string">
                <text:p text:style-name="P29">11</text:p>
              </table:table-cell>
            </table:table-row>
            <table:table-row>
              <table:table-cell table:style-name="Table1.A2" office:value-type="string">
                <text:p text:style-name="P27">Number of carnivores</text:p>
              </table:table-cell>
              <table:table-cell table:style-name="Table1.A2" office:value-type="string">
                <text:p text:style-name="P27">50</text:p>
              </table:table-cell>
              <table:table-cell table:style-name="Table1.A2" office:value-type="string">
                <text:p text:style-name="P29">Metabolism</text:p>
              </table:table-cell>
              <table:table-cell table:style-name="Table1.A2" office:value-type="string">
                <text:p text:style-name="P29">10</text:p>
              </table:table-cell>
              <table:table-cell table:style-name="Table1.E2" office:value-type="string">
                <text:p text:style-name="P29">18</text:p>
              </table:table-cell>
            </table:table-row>
            <table:table-row>
              <table:table-cell table:style-name="Table1.A2" office:value-type="string">
                <text:p text:style-name="P27">Herbivore start energy</text:p>
              </table:table-cell>
              <table:table-cell table:style-name="Table1.A2" office:value-type="string">
                <text:p text:style-name="P27">100</text:p>
              </table:table-cell>
              <table:table-cell table:style-name="Table1.A2" office:value-type="string">
                <text:p text:style-name="P29">Age limit</text:p>
              </table:table-cell>
              <table:table-cell table:style-name="Table1.A2" office:value-type="string">
                <text:p text:style-name="P29">150</text:p>
              </table:table-cell>
              <table:table-cell table:style-name="Table1.E2" office:value-type="string">
                <text:p text:style-name="P29">200</text:p>
              </table:table-cell>
            </table:table-row>
            <table:table-row>
              <table:table-cell table:style-name="Table1.A2" office:value-type="string">
                <text:p text:style-name="P27">Carnivore start energy</text:p>
              </table:table-cell>
              <table:table-cell table:style-name="Table1.A2" office:value-type="string">
                <text:p text:style-name="P27">150</text:p>
              </table:table-cell>
              <table:table-cell table:style-name="Table1.A2" office:value-type="string">
                <text:p text:style-name="P29">Reproductive energy</text:p>
              </table:table-cell>
              <table:table-cell table:style-name="Table1.A2" office:value-type="string">
                <text:p text:style-name="P29">120</text:p>
              </table:table-cell>
              <table:table-cell table:style-name="Table1.E2" office:value-type="string">
                <text:p text:style-name="P29">200</text:p>
              </table:table-cell>
            </table:table-row>
            <table:table-row>
              <table:table-cell table:style-name="Table1.A2" office:value-type="string">
                <text:p text:style-name="P30"/>
              </table:table-cell>
              <table:table-cell table:style-name="Table1.A2" office:value-type="string">
                <text:p text:style-name="P26"/>
              </table:table-cell>
              <table:table-cell table:style-name="Table1.A2" office:value-type="string">
                <text:p text:style-name="P29">Age of maturity</text:p>
              </table:table-cell>
              <table:table-cell table:style-name="Table1.A2" office:value-type="string">
                <text:p text:style-name="P29">15</text:p>
              </table:table-cell>
              <table:table-cell table:style-name="Table1.E2" office:value-type="string">
                <text:p text:style-name="P29">30</text:p>
              </table:table-cell>
            </table:table-row>
            <table:table-row>
              <table:table-cell table:style-name="Table1.A2" office:value-type="string">
                <text:p text:style-name="P30">Meta-mutation rate</text:p>
              </table:table-cell>
              <table:table-cell table:style-name="Table1.A2" office:value-type="string">
                <text:p text:style-name="P30">0</text:p>
              </table:table-cell>
              <table:table-cell table:style-name="Table1.A2" office:value-type="string">
                <text:p text:style-name="P29">Gestation period</text:p>
              </table:table-cell>
              <table:table-cell table:style-name="Table1.A2" office:value-type="string">
                <text:p text:style-name="P29">10</text:p>
              </table:table-cell>
              <table:table-cell table:style-name="Table1.E2" office:value-type="string">
                <text:p text:style-name="P29">10</text:p>
              </table:table-cell>
            </table:table-row>
            <table:table-row>
              <table:table-cell table:style-name="Table1.A2" office:value-type="string">
                <text:p text:style-name="P23"/>
              </table:table-cell>
              <table:table-cell table:style-name="Table1.A2" office:value-type="string">
                <text:p text:style-name="P26"/>
              </table:table-cell>
              <table:table-cell table:style-name="Table1.A2" office:value-type="string">
                <text:p text:style-name="P29">Rate of reproduction</text:p>
              </table:table-cell>
              <table:table-cell table:style-name="Table1.A2" office:value-type="string">
                <text:p text:style-name="P29">2</text:p>
              </table:table-cell>
              <table:table-cell table:style-name="Table1.E2" office:value-type="string">
                <text:p text:style-name="P29">1</text:p>
              </table:table-cell>
            </table:table-row>
          </table:table>
          <text:p text:style-name="P32">Table <text:sequence text:ref-name="refTable0" text:name="Table" text:formula="ooow:Table+1" style:num-format="1">1</text:sequence>: Default state variable settings as configured in the source code.</text:p>
        </draw:text-box>
      </draw:frame>
      <text:p text:style-name="P44">Ecologia <text:span text:style-name="T36">1.1</text:span></text:p>
      <text:p text:style-name="P22">Overview, Design concepts, Details</text:p>
      <text:p text:style-name="P20">Daniel Vedder</text:p>
      <text:p text:style-name="P3"><text:span text:style-name="T2">The Ecologia software is an individual-based model (IBM) for the study of simple ecosystems, </text:span><text:span text:style-name="T3">designed to be easily adaptable to various theoretical and real-life ecosystems. </text:span><text:span text:style-name="T2">Implemented in Java, it uses uses discrete time and space modelling </text:span><text:span text:style-name="T4">in a multi-species setup</text:span><text:span text:style-name="T2">. </text:span></text:p>
      <text:p text:style-name="P4"><text:span text:style-name="T2">This model description follows the ODD (Overview, Design concepts, Details) protocol </text:span><text:reference-mark-start text:name="ADDIN CSL_CITATION {&quot;citationItems&quot;: [{&quot;itemData&quot;: {&quot;id&quot;: &quot;ITEM-1&quot;, &quot;container-title&quot;: &quot;Ecological Modelling&quot;, &quot;abstract&quot;: &quot;The ODD (Overview Design concepts and Details) protocol was published in 2006 to standardize the published descriptions of individual-based and agent-based models (ABMs) The primary objectives of ODD are to make model descriptions more understandable and complete thereby making ABMs less subject to criticism for being irreproducible We have systematically evaluated existing uses of the ODD protocol and identified as expected parts of ODD needing Improvement and clarification Accordingly we revise the definition of ODD to clarify aspects of the original version and thereby facilitate future standardization of ABM descriptions We discuss frequently raised critiques in ODD but also two emerging and unanticipated benefits ODD Improves the rigorous formulation of models and helps make the theoretical foundations of large models more visible Although the protocol was designed for ABMs it can help with documenting any large complex model alleviating some general objections against such models (C) 2010 Elsevier B V All rights reserved&quot;, &quot;title&quot;: &quot;The ODD protocol : A review and first update&quot;, &quot;DOI&quot;: &quot;10.1016/j.ecolmodel.2010.08.019&quot;, &quot;author&quot;: [{&quot;family&quot;: &quot;Grimm&quot;, &quot;given&quot;: &quot;Volker&quot;, &quot;non-dropping-particle&quot;: &quot;&quot;, &quot;suffix&quot;: &quot;&quot;, &quot;parse-names&quot;: false, &quot;dropping-particle&quot;: &quot;&quot;}, {&quot;family&quot;: &quot;Berger&quot;, &quot;given&quot;: &quot;Uta&quot;, &quot;non-dropping-particle&quot;: &quot;&quot;, &quot;suffix&quot;: &quot;&quot;, &quot;parse-names&quot;: false, &quot;dropping-particle&quot;: &quot;&quot;}, {&quot;family&quot;: &quot;Deangelis&quot;, &quot;given&quot;: &quot;Donald L&quot;, &quot;non-dropping-particle&quot;: &quot;&quot;, &quot;suffix&quot;: &quot;&quot;, &quot;parse-names&quot;: false, &quot;dropping-particle&quot;: &quot;&quot;}, {&quot;family&quot;: &quot;Polhill&quot;, &quot;given&quot;: &quot;J Gary&quot;, &quot;non-dropping-particle&quot;: &quot;&quot;, &quot;suffix&quot;: &quot;&quot;, &quot;parse-names&quot;: false, &quot;dropping-particle&quot;: &quot;&quot;}, {&quot;family&quot;: &quot;Giske&quot;, &quot;given&quot;: &quot;Jarl&quot;, &quot;non-dropping-particle&quot;: &quot;&quot;, &quot;suffix&quot;: &quot;&quot;, &quot;parse-names&quot;: false, &quot;dropping-particle&quot;: &quot;&quot;}, {&quot;family&quot;: &quot;Railsback&quot;, &quot;given&quot;: &quot;Steven F&quot;, &quot;non-dropping-particle&quot;: &quot;&quot;, &quot;suffix&quot;: &quot;&quot;, &quot;parse-names&quot;: false, &quot;dropping-particle&quot;: &quot;&quot;}], &quot;page&quot;: &quot;2760-2768&quot;, &quot;ISSN&quot;: &quot;03043800&quot;, &quot;type&quot;: &quot;article-journal&quot;, &quot;volume&quot;: &quot;221&quot;, &quot;issued&quot;: {&quot;date-parts&quot;: [[&quot;2010&quot;]]}}, &quot;id&quot;: &quot;ITEM-1&quot;, &quot;uris&quot;: [&quot;http://www.mendeley.com/documents/?uuid=78077e7e-4891-4b19-8d82-cde0ec6ea350&quot;]}], &quot;schema&quot;: &quot;https://github.com/citation-style-language/schema/raw/master/csl-citation.json&quot;, &quot;mendeley&quot;: {&quot;previouslyFormattedCitation&quot;: &quot;(Grimm et al. 2010)&quot;, &quot;formattedCitation&quot;: &quot;(Grimm et al. 2010)&quot;, &quot;plainTextFormattedCitation&quot;: &quot;(Grimm et al. 2010)&quot;}, &quot;properties&quot;: {&quot;noteIndex&quot;: 0}} RND5E0GqS9gbQ"/><text:span text:style-name="T2">(Grimm et al. 2010)</text:span><text:reference-mark-end text:name="ADDIN CSL_CITATION {&quot;citationItems&quot;: [{&quot;itemData&quot;: {&quot;id&quot;: &quot;ITEM-1&quot;, &quot;container-title&quot;: &quot;Ecological Modelling&quot;, &quot;abstract&quot;: &quot;The ODD (Overview Design concepts and Details) protocol was published in 2006 to standardize the published descriptions of individual-based and agent-based models (ABMs) The primary objectives of ODD are to make model descriptions more understandable and complete thereby making ABMs less subject to criticism for being irreproducible We have systematically evaluated existing uses of the ODD protocol and identified as expected parts of ODD needing Improvement and clarification Accordingly we revise the definition of ODD to clarify aspects of the original version and thereby facilitate future standardization of ABM descriptions We discuss frequently raised critiques in ODD but also two emerging and unanticipated benefits ODD Improves the rigorous formulation of models and helps make the theoretical foundations of large models more visible Although the protocol was designed for ABMs it can help with documenting any large complex model alleviating some general objections against such models (C) 2010 Elsevier B V All rights reserved&quot;, &quot;title&quot;: &quot;The ODD protocol : A review and first update&quot;, &quot;DOI&quot;: &quot;10.1016/j.ecolmodel.2010.08.019&quot;, &quot;author&quot;: [{&quot;family&quot;: &quot;Grimm&quot;, &quot;given&quot;: &quot;Volker&quot;, &quot;non-dropping-particle&quot;: &quot;&quot;, &quot;suffix&quot;: &quot;&quot;, &quot;parse-names&quot;: false, &quot;dropping-particle&quot;: &quot;&quot;}, {&quot;family&quot;: &quot;Berger&quot;, &quot;given&quot;: &quot;Uta&quot;, &quot;non-dropping-particle&quot;: &quot;&quot;, &quot;suffix&quot;: &quot;&quot;, &quot;parse-names&quot;: false, &quot;dropping-particle&quot;: &quot;&quot;}, {&quot;family&quot;: &quot;Deangelis&quot;, &quot;given&quot;: &quot;Donald L&quot;, &quot;non-dropping-particle&quot;: &quot;&quot;, &quot;suffix&quot;: &quot;&quot;, &quot;parse-names&quot;: false, &quot;dropping-particle&quot;: &quot;&quot;}, {&quot;family&quot;: &quot;Polhill&quot;, &quot;given&quot;: &quot;J Gary&quot;, &quot;non-dropping-particle&quot;: &quot;&quot;, &quot;suffix&quot;: &quot;&quot;, &quot;parse-names&quot;: false, &quot;dropping-particle&quot;: &quot;&quot;}, {&quot;family&quot;: &quot;Giske&quot;, &quot;given&quot;: &quot;Jarl&quot;, &quot;non-dropping-particle&quot;: &quot;&quot;, &quot;suffix&quot;: &quot;&quot;, &quot;parse-names&quot;: false, &quot;dropping-particle&quot;: &quot;&quot;}, {&quot;family&quot;: &quot;Railsback&quot;, &quot;given&quot;: &quot;Steven F&quot;, &quot;non-dropping-particle&quot;: &quot;&quot;, &quot;suffix&quot;: &quot;&quot;, &quot;parse-names&quot;: false, &quot;dropping-particle&quot;: &quot;&quot;}], &quot;page&quot;: &quot;2760-2768&quot;, &quot;ISSN&quot;: &quot;03043800&quot;, &quot;type&quot;: &quot;article-journal&quot;, &quot;volume&quot;: &quot;221&quot;, &quot;issued&quot;: {&quot;date-parts&quot;: [[&quot;2010&quot;]]}}, &quot;id&quot;: &quot;ITEM-1&quot;, &quot;uris&quot;: [&quot;http://www.mendeley.com/documents/?uuid=78077e7e-4891-4b19-8d82-cde0ec6ea350&quot;]}], &quot;schema&quot;: &quot;https://github.com/citation-style-language/schema/raw/master/csl-citation.json&quot;, &quot;mendeley&quot;: {&quot;previouslyFormattedCitation&quot;: &quot;(Grimm et al. 2010)&quot;, &quot;formattedCitation&quot;: &quot;(Grimm et al. 2010)&quot;, &quot;plainTextFormattedCitation&quot;: &quot;(Grimm et al. 2010)&quot;}, &quot;properties&quot;: {&quot;noteIndex&quot;: 0}} RND5E0GqS9gbQ"/><text:span text:style-name="T2">⁠.</text:span></text:p>
      <text:h text:style-name="P39" text:outline-level="2">Purpose</text:h>
      <text:p text:style-name="P2">Ecosystems are complex networks that can be difficult to study <text:span text:style-name="T6">in situ</text:span><text:span text:style-name="T7">. Due to an abundance of interacting factors, it is often hard to focus on a single mechanism or process during an investigation. Also, collecting all necessary data in the wild can prove challenging.</text:span></text:p>
      <text:p text:style-name="P2"><text:span text:style-name="T7">Computer simulations can augment traditional ecological research by addressing these problems. First, a simulation can be designed to any level of detail that is desired, thus limiting possible interference from </text:span><text:span text:style-name="T8">unwanted side effects. This enables one to get a solid grasp of individual effects in a simplified environment before applying that knowledge to more complex real-life scenarios. Secondly, computer models make data-gathering trivial and often greatly reduce experimentation time. </text:span><text:span text:style-name="T9">Thus they are well suited for experiments that would be too difficult, too costly or too long to perform in real life.</text:span></text:p>
      <text:p text:style-name="P2">The purpose of Ecologia is to provide a <text:span text:style-name="T27">generalized </text:span>platform for <text:span text:style-name="T27">such </text:span>simplified ecosystem modelling. <text:span text:style-name="T27">It is not primarily intended to study any one issue, but designed to be easily extendable to allow many different terrestrial ecosystems to be simulated.</text:span></text:p>
      <text:h text:style-name="P40" text:outline-level="2">Entities, state variables, and scales</text:h>
      <text:p text:style-name="P5"><text:span text:style-name="T28">Updates. </text:span>Time in Ecologia is measured in updates, discrete time steps representing one iteration of the simulation.</text:p>
      <text:p text:style-name="P6">Tiles. <text:span text:style-name="T29">The Ecologia world consists of a tile matrix. Each tile represents one discrete area of ground that may be occupied by at most one animal, or a water tile. </text:span><text:span text:style-name="T30">Grass grows on </text:span><text:soft-page-break/><text:span text:style-name="T30">tiles, providing food for herbivores. Depending on the local humidity, the grass density on a tile will increase or decrease each turn within a 0-100% range. The grass density also decreases when herbivores feed on a tile. Herbivores can only feed on tiles with a grass density greater than 0%.</text:span></text:p>
      <text:p text:style-name="P7">Humidity. <text:span text:style-name="T31">Each tile has a humidity value, which is a combination of global and local factors. The global humidity can be set to one of the following values: “Saturation” (+2), “Wet” (+1), “Dry” (0), “Drought” (-1) or “Severe drought” (-2). Local humidity can also be affected by the presence of water tiles, which set the humidity of nearby tiles to “Saturation”.</text:span></text:p>
      <text:p text:style-name="P8">Animals.<text:span text:style-name="T29"> Animals are the main focus of Ecologia. As of version 1.0, there are two species: herbivores and carnivores. Herbivores feed on the grass that grows on each tile; carnivores hunt and eat herbivores. </text:span><text:span text:style-name="T32">Both reproduce strictly asexually. </text:span><text:span text:style-name="T29">Animals have the following state variables:</text:span></text:p>
      <text:list xml:id="list4127292361364132672" text:style-name="L1">
        <text:list-item>
          <text:p text:style-name="P33"><text:span text:style-name="T29">ID number</text:span><text:span text:style-name="T25"> A unique identifying integer is assigned to every animal.</text:span></text:p>
        </text:list-item>
        <text:list-item>
          <text:p text:style-name="P33"><text:span text:style-name="T29">Parent ID</text:span><text:span text:style-name="T25"> The parent’s ID number.</text:span></text:p>
        </text:list-item>
        <text:list-item>
          <text:p text:style-name="P33"><text:span text:style-name="T29">Type</text:span><text:span text:style-name="T25"> The animal’s species (herbivore or carnivore)</text:span></text:p>
        </text:list-item>
        <text:list-item>
          <text:p text:style-name="P33"><text:span text:style-name="T29">Genome </text:span><text:span text:style-name="T25">This animal’s genome (see below for details).</text:span></text:p>
        </text:list-item>
        <text:list-item>
          <text:p text:style-name="P33"><text:span text:style-name="T29">Age</text:span><text:span text:style-name="T25"> The animal’s age in updates.</text:span></text:p>
        </text:list-item>
        <text:list-item>
          <text:p text:style-name="P33"><text:span text:style-name="T29">Position</text:span><text:span text:style-name="T25"> The animal’s position in terms of its </text:span><text:span text:style-name="T29">x</text:span><text:span text:style-name="T25"> and </text:span><text:span text:style-name="T29">y</text:span><text:span text:style-name="T25"> coordinates.</text:span></text:p>
        </text:list-item>
        <text:list-item>
          <text:p text:style-name="P33"><text:span text:style-name="T29">Energy </text:span><text:span text:style-name="T25">The animal’s current energy level. If this reaches 0, the animal dies. Movement and reproduction require energy, feeding restores it.</text:span></text:p>
        </text:list-item>
        <text:list-item>
          <text:p text:style-name="P33"><text:span text:style-name="T29">Exhaustion</text:span><text:span text:style-name="T25"> </text:span><text:span text:style-name="T26">A numeric factor that limits how many turns in a row an animal can move. Movement increases the exhaustion counter, standing still reduces it again.</text:span></text:p>
        </text:list-item>
      </text:list>
      <text:p text:style-name="P9"><text:span text:style-name="T7">Genomes.</text:span><text:span text:style-name="T25"> Each animal has a genome that determines certain core characteristics. At the start of a simulation, a user-defined standard genome is given to all members of a species. At reproduction, the parent genome is passed on to the child, potentially being mutated in the process. A genome consists of the following numeric characteristics:</text:span></text:p>
      <text:list xml:id="list8179280203194234510" text:style-name="L2">
        <text:list-item>
          <text:p text:style-name="P34"><text:span text:style-name="T29">Global mutation rate</text:span><text:span text:style-name="T25"> This is identical for all species and defines the meta-mutation rate (the mutation rate of the mutation rate).</text:span></text:p>
        </text:list-item>
        <text:list-item>
          <text:p text:style-name="P34"><text:soft-page-break/><text:span text:style-name="T29">Mutation rate </text:span><text:span text:style-name="T25">The percentage mutation rate per “gene” (= genome characteristic).</text:span></text:p>
        </text:list-item>
        <text:list-item>
          <text:p text:style-name="P34"><text:span text:style-name="T29">Speed</text:span><text:span text:style-name="T25"> The number of tiles an animal may move per turn.</text:span></text:p>
        </text:list-item>
        <text:list-item>
          <text:p text:style-name="P34"><text:span text:style-name="T29">Stamina</text:span><text:span text:style-name="T25"> Determines an animal’s capacity to endure exhaustion. When the exhaustion reaches the stamina value, an animal cannot move until it has recovered sufficiently.</text:span></text:p>
        </text:list-item>
        <text:list-item>
          <text:p text:style-name="P35"><text:span text:style-name="T29">Sight.</text:span><text:span text:style-name="T25"> The range of vision of an animal (in number of tiles).</text:span></text:p>
        </text:list-item>
        <text:list-item>
          <text:p text:style-name="P34"><text:span text:style-name="T29">Metabolism</text:span><text:span text:style-name="T25"> Plays a role in how much energy an animal gains from its source of food.</text:span></text:p>
        </text:list-item>
        <text:list-item>
          <text:p text:style-name="P34"><text:span text:style-name="T29">Age limit</text:span><text:span text:style-name="T25"> When an animal reaches this age (in updates), it dies.</text:span></text:p>
        </text:list-item>
        <text:list-item>
          <text:p text:style-name="P34"><text:span text:style-name="T29">Strength</text:span><text:span text:style-name="T25"> How strong an animal is in a fight.</text:span></text:p>
        </text:list-item>
        <text:list-item>
          <text:p text:style-name="P34"><text:span text:style-name="T29">Reproductive energy</text:span><text:span text:style-name="T25"> When an animal has reached this energy level, it will attempt to reproduce.</text:span></text:p>
        </text:list-item>
        <text:list-item>
          <text:p text:style-name="P34"><text:span text:style-name="T29">Age of sexual maturity</text:span><text:span text:style-name="T25"> The minimum age at which an animal can reproduce.</text:span></text:p>
        </text:list-item>
        <text:list-item>
          <text:p text:style-name="P34"><text:span text:style-name="T29">Gestation period</text:span><text:span text:style-name="T25"> The minimum time interval (in updates) between two reproduction events of an animal.</text:span></text:p>
        </text:list-item>
        <text:list-item>
          <text:p text:style-name="P34"><text:span text:style-name="T29">Reproductive rate</text:span><text:span text:style-name="T25"> The number of offspring per reproduction event.</text:span></text:p>
        </text:list-item>
      </text:list>
      <text:h text:style-name="P41" text:outline-level="2">Process overview and scheduling</text:h>
      <text:p text:style-name="P18">An update of an Ecologia simulation is executed in the following order:</text:p>
      <text:list xml:id="list5192668466993202893" text:style-name="L3">
        <text:list-item>
          <text:p text:style-name="P36">Update grass density.</text:p>
        </text:list-item>
        <text:list-item>
          <text:p text:style-name="P36">Update herbivores. <text:span text:style-name="T34">For each herbivore:</text:span></text:p>
          <text:list>
            <text:list-item>
              <text:p text:style-name="P36">Check for death by old age or starvation.</text:p>
            </text:list-item>
            <text:list-item>
              <text:p text:style-name="P36">Reproduce if possible.</text:p>
            </text:list-item>
            <text:list-item>
              <text:p text:style-name="P36">Flee if there are predators nearby.</text:p>
            </text:list-item>
            <text:list-item>
              <text:p text:style-name="P36">Move to better grazing grounds if the local grass density is too low.</text:p>
            </text:list-item>
            <text:list-item>
              <text:p text:style-name="P36">Feed (unless after fleeing).</text:p>
              <text:p text:style-name="P36"/>
            </text:list-item>
          </text:list>
        </text:list-item>
        <text:list-item>
          <text:p text:style-name="P36"><text:soft-page-break/>Update carnivores. <text:span text:style-name="T34">For each carnivore:</text:span></text:p>
          <text:list>
            <text:list-item>
              <text:p text:style-name="P36">Check for death by old age or starvation.</text:p>
            </text:list-item>
            <text:list-item>
              <text:p text:style-name="P36">Reproduce if possible.</text:p>
            </text:list-item>
            <text:list-item>
              <text:p text:style-name="P36">If exhaustion levels are too high, rest.</text:p>
            </text:list-item>
            <text:list-item>
              <text:p text:style-name="P36">Otherwise, look for prey.</text:p>
            </text:list-item>
            <text:list-item>
              <text:p text:style-name="P36">If prey was found, move towards it and attack when close enough.</text:p>
            </text:list-item>
            <text:list-item>
              <text:p text:style-name="P36">If no prey was found, move randomly.</text:p>
            </text:list-item>
          </text:list>
        </text:list-item>
      </text:list>
      <text:p text:style-name="P1">Tiles, herbivores and carnivores are stored in arrays and updated sequentially.</text:p>
      <text:h text:style-name="P42" text:outline-level="2">Design concepts</text:h>
      <text:p text:style-name="P10">Basic concepts.<text:span text:style-name="T7"> </text:span><text:span text:style-name="T10">Two fundamental concepts in Ecologia are obviously food chains and predator prey relationships. </text:span><text:span text:style-name="T11">Using the default state variables as given below, the model shows stable Lotka-Volterra dynamics </text:span><text:span text:style-name="T12">emerging from individual foraging and reproductive behaviour</text:span><text:span text:style-name="T11">. Th</text:span><text:span text:style-name="T13">is system behaviour</text:span><text:span text:style-name="T11"> is one of the foundational principles of ecology; </text:span><text:span text:style-name="T23">re</text:span><text:span text:style-name="T11">producing it was one of the primary development goals for the model. </text:span><text:span text:style-name="T16">Other starting configurations can lead to other results, such as the extinction of one or both animal species.</text:span></text:p>
      <text:p text:style-name="P11">Emergence.<text:span text:style-name="T7"> As stated above, Lotka-Volterra cycles are an emergent feature of the model. They are caused by density-dependent oscillations in resource availability for each consumer in the food chain. For example, the initial average grass density is very high, leading to an abundance of food for herbivores. However, the ensuing population boom places a high strain on the grass density, pushing it down and depriving the herbivores of their food again, causing the population to shrink until the recovery of the grass density initiates another cycle. </text:span><text:span text:style-name="T14">Also, space acts as another limiting resource: as the herbivore population density rises, the growth rate slows as there simply is not enough space</text:span><text:span text:style-name="T15"> for new offspring.</text:span></text:p>
      <text:p text:style-name="P12">Adaptation.<text:span text:style-name="T7"> Individual animals faced with scarce resources will attempt to move to an area with more resources. If they cannot see any better resource (more grass or a prey animal) within their field of sight, they will move at random until they do. </text:span></text:p>
      <text:p text:style-name="P37"><text:soft-page-break/><text:span text:style-name="T35">Objectives. </text:span><text:span text:style-name="T19">Basically</text:span><text:span text:style-name="T17">, </text:span><text:span text:style-name="T18">an animal’s</text:span><text:span text:style-name="T17"> goal is to maximise </text:span><text:span text:style-name="T18">its</text:span><text:span text:style-name="T17"> </text:span><text:span text:style-name="T19">reproductive fitness (number of offspring). In general, it will therefore try to maximise its </text:span><text:span text:style-name="T17">energy, as </text:span><text:span text:style-name="T19">a certain energy threshold is a prerequisite for reproduction. However, animals consider their own survival as more important than a short-term energy gain.</text:span></text:p>
      <text:p text:style-name="P13">Learning.<text:span text:style-name="T7"> No individual learning takes place in the model. Nonetheless, if the mutation rate of a species is greater than 0, random mutations can affect its genetic variables. This can lead to (albeit limited) Darwinian evolution across generations, as new animals with better genomes outcompete others.</text:span></text:p>
      <text:p text:style-name="P14">Sensing.<text:span text:style-name="T7"> Animals are capable of inspecting tiles within their range of sight. They can tell the grass density on such a tile, or whether it is occupied by a herbivore or carnivore.</text:span></text:p>
      <text:p text:style-name="P15">Interactions.<text:span text:style-name="T7"> The only direct interaction provided for in the model is that of a fight between a hunting carnivore and a herbivore. </text:span><text:span text:style-name="T20">Indirect interactions are based on competition for a resource, specifically for food and space.</text:span></text:p>
      <text:p text:style-name="P16">Stochasticity.<text:span text:style-name="T7"> The outcome of a carnivore-herbivore fight is partially random (the other factor involved is the combatants’ strength). Also, animals move at random if they do not have sufficient food resources in their vicinity. </text:span><text:span text:style-name="T21">Lastly, mutations are based on a random change of a genetic variable.</text:span></text:p>
      <text:p text:style-name="P17">Observation.<text:span text:style-name="T7"> Ecologia writes a log file with varying levels of verbosity (depending on the user’s settings). </text:span><text:span text:style-name="T22">This currently includes information on herbivore and carnivore population sizes and the average grass density, which are collected every update. The</text:span><text:span text:style-name="T24">se</text:span><text:span text:style-name="T22"> data </text:span><text:span text:style-name="T24">are</text:span><text:span text:style-name="T22"> then used to produce population-time graphs for further analysis. </text:span><text:span text:style-name="T24">At the highest verbosity level, every individual’s genomic and lifetime data are written to file and can be inspected.</text:span></text:p>
      <text:h text:style-name="P42" text:outline-level="2">Initialization</text:h>
      <text:p text:style-name="P38"><text:span text:style-name="T37">By default, the world is initialized with the values shown in table 1. The values were chosen arbitrarily, then optimized to yield a stable ecosystem. All of them, except the meta-mutation rate, can be changed using the graphical user interface provided by Ecologia. (The meta-mutation rate can currently only be changed directly in the source code.) Alternatively, a configuration file can be used for initialization.</text:span></text:p>
      <text:h text:style-name="P42" text:outline-level="2">Input data</text:h>
      <text:p text:style-name="P21">The model does not use input data to represent time-varying processes.</text:p>
      <text:h text:style-name="P42" text:outline-level="2"><text:soft-page-break/>Submodels</text:h>
      <text:p text:style-name="P19"><text:span text:style-name="T33">For implementation details, the reader is directed to the Ecologia source code, hosted on </text:span><text:a xlink:type="simple" xlink:href="http://www.launchpad.net/ecologia" text:style-name="Internet_20_link" text:visited-style-name="Visited_20_Internet_20_Link"><text:span text:style-name="T33">www.launchpad.net/ecologia</text:span></text:a><text:span text:style-name="T33">.</text:span></text:p>
      <text:list xml:id="list7218468975737375028" text:style-name="WWNum2">
        <text:list-item>
          <text:list>
            <text:list-item>
              <text:h text:style-name="P43" text:outline-level="2">Literature</text:h>
            </text:list-item>
          </text:list>
        </text:list-item>
      </text:list>
      <text:section text:style-name="Sect1" text:name="ADDIN Mendeley Bibliography CSL_BIBLIOGRAPHY  RNDFhMGrWxIOT">
        <text:p text:style-name="P31">Grimm, Volker, Uta Berger, Donald L Deangelis, J Gary Polhill, Jarl Giske, and Steven F Railsback. 2010. “The ODD Protocol : A Review and First Update.” <text:span text:style-name="T5">Ecological Modelling</text:span> 221: 2760–68. doi:10.1016/j.ecolmodel.2010.08.01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0pt" fo:language="en" fo:country="US"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Liberation Sans" fo:font-family="'Liberation Sans'" style:font-family-generic="roman" style:font-pitch="variable" fo:font-size="12pt" fo:language="de" fo:country="D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972in" loext:contextual-spacing="false" fo:line-height="150%" fo:text-align="justify" style:justify-single-word="false" fo:text-indent="0in" style:auto-text-indent="false"/>
      <style:text-properties fo:language="en" fo:country="GB"/>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left="0in" fo:margin-right="0in" fo:margin-top="0.1665in" fo:margin-bottom="0.0835in" loext:contextual-spacing="false" fo:text-indent="0in"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line-height="150%" fo:text-indent="0in" style:auto-text-indent="false"/>
      <style:text-properties fo:font-size="15pt" fo:language="en" fo:country="GB" fo:font-weight="bold" style:font-size-asian="15pt" style:font-weight-asian="bold" style:font-size-complex="16pt" style:font-weight-complex="normal"/>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4pt" fo:language="de" fo:country="DE" fo:font-style="italic" style:font-size-asian="14pt" style:font-style-asian="italic" style:font-size-complex="18pt"/>
    </style:style>
    <style:style style:name="Title" style:family="paragraph" style:parent-style-name="Heading" style:default-outline-level="" style:class="chapter">
      <style:paragraph-properties fo:text-align="center" style:justify-single-word="false"/>
      <style:text-properties fo:font-size="16pt" fo:language="de" fo:country="DE" fo:font-weight="bold" style:font-size-asian="16pt" style:font-weight-asian="bold" style:font-size-complex="28pt" style:font-weight-complex="normal"/>
    </style:style>
    <style:style style:name="Head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suffix=". " style:num-format="1">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language="en" fo:country="GB" fo:font-style="italic"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1665in" style:layout-grid-ruby-height="0.0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page-layout>
  </office:automatic-styles>
  <office:master-styles>
    <style:master-page style:name="Standard" style:page-layout-name="Mpm1">
      <style:header>
        <text:p text:style-name="Header"><text:span text:style-name="MT1">Ecologia – Overview, Design concepts, Details<text:tab/></text:span><text:span text:style-name="MT1"><text:page-number text:select-page="current">6</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5T13:29:13</meta:creation-date>
    <meta:initial-creator>Daniel Vedder</meta:initial-creator>
    <dc:language>en-US</dc:language>
    <dc:creator>Daniel Vedder</dc:creator>
    <dc:date>2016-10-18T17:28:50.535900536</dc:date>
    <meta:editing-cycles>249</meta:editing-cycles>
    <meta:editing-duration>P1DT2H50M18S</meta:editing-duration>
    <meta:generator>LibreOffice/5.1.4.2$Linux_X86_64 LibreOffice_project/10m0$Build-2</meta:generator>
    <meta:document-statistic meta:table-count="1" meta:image-count="0" meta:object-count="0" meta:page-count="6" meta:paragraph-count="130" meta:word-count="1666" meta:character-count="10317" meta:non-whitespace-character-count="8813"/>
    <meta:user-defined meta:name="Mendeley Citation Style_1">http://www.zotero.org/styles/chicago-author-date</meta:user-defined>
    <meta:user-defined meta:name="Mendeley Document_1">True</meta:user-defined>
    <meta:user-defined meta:name="Mendeley Unique User Id_1">c5fa65ed-96ef-3402-a05a-2603d9de70af</meta:user-defined>
  </office:meta>
</office:document-meta>
</file>